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ucida Sans1" svg:font-family="'Lucida Sans'" style:font-family-generic="swiss"/>
    <style:font-face style:name="Cambria" svg:font-family="Cambria" style:font-adornments="Běžné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20"/>
    <style:style style:name="P2" style:family="paragraph" style:parent-style-name="Text_20_body" style:list-style-name="L21"/>
    <style:style style:name="P3" style:family="paragraph" style:parent-style-name="Text_20_body" style:list-style-name="L22"/>
    <style:style style:name="P4" style:family="paragraph" style:parent-style-name="Text_20_body" style:list-style-name="L23"/>
    <style:style style:name="P5" style:family="paragraph" style:parent-style-name="Text_20_body" style:list-style-name="L24"/>
    <style:style style:name="P6" style:family="paragraph" style:parent-style-name="Text_20_body" style:list-style-name="L25"/>
    <style:style style:name="P7" style:family="paragraph" style:parent-style-name="Text_20_body" style:list-style-name="L26"/>
    <style:style style:name="P8" style:family="paragraph" style:parent-style-name="Text_20_body" style:list-style-name="L27"/>
    <style:style style:name="P9" style:family="paragraph" style:parent-style-name="Text_20_body" style:list-style-name="L28"/>
    <style:style style:name="P10" style:family="paragraph" style:parent-style-name="Text_20_body" style:list-style-name="L29"/>
    <style:style style:name="P11" style:family="paragraph" style:parent-style-name="Text_20_body" style:list-style-name="L30"/>
    <style:style style:name="P12" style:family="paragraph" style:parent-style-name="Text_20_body" style:list-style-name="L31"/>
    <style:style style:name="P13" style:family="paragraph" style:parent-style-name="Text_20_body" style:list-style-name="L32"/>
    <style:style style:name="P14" style:family="paragraph" style:parent-style-name="Text_20_body" style:list-style-name="L33"/>
    <style:style style:name="P15" style:family="paragraph" style:parent-style-name="Text_20_body" style:list-style-name="L34"/>
    <style:style style:name="P16" style:family="paragraph" style:parent-style-name="Text_20_body" style:list-style-name="L35"/>
    <style:style style:name="P17" style:family="paragraph" style:parent-style-name="Text_20_body" style:list-style-name="L36"/>
    <style:style style:name="P18" style:family="paragraph" style:parent-style-name="Text_20_body" style:list-style-name="L37"/>
    <style:style style:name="P19" style:family="paragraph" style:parent-style-name="Text_20_body" style:list-style-name="L36">
      <style:text-properties officeooo:rsid="000f804c" officeooo:paragraph-rsid="000f804c"/>
    </style:style>
    <style:style style:name="P20" style:family="paragraph" style:parent-style-name="Text_20_body" style:list-style-name="L23">
      <style:text-properties officeooo:rsid="00124ab2" officeooo:paragraph-rsid="00124ab2"/>
    </style:style>
    <style:style style:name="P21" style:family="paragraph" style:list-style-name="L19"/>
    <style:style style:name="T1" style:family="text">
      <style:text-properties officeooo:rsid="000f804c"/>
    </style:style>
    <style:style style:name="T2" style:family="text">
      <style:text-properties officeooo:rsid="00114c6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tracked-changes>
        <text:changed-region xml:id="ct2106789882064" text:id="ct2106789882064">
          <text:insertion>
            <office:change-info>
              <dc:creator>Neznámý autor</dc:creator>
              <dc:date>2022-10-29T18:55:3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 text:name="tepl%C3%A1-sn%C3%ADdan%C4%9Bve%C4%8Dere"/>Teplá snídaně/večere</text:h>
      <text:list xml:id="list1334875933" text:style-name="L19">
        <text:list-item>
          <text:p text:style-name="Text_20_body">Lívance</text:p>
        </text:list-item>
        <text:list-item>
          <text:p text:style-name="Text_20_body">Sladká ovesná kaše</text:p>
        </text:list-item>
        <text:list-item>
          <text:p text:style-name="Text_20_body">Krupičná kaše</text:p>
        </text:list-item>
        <text:list-item>
          <text:p text:style-name="Text_20_body">Klobása</text:p>
        </text:list-item>
        <text:list-item>
          <text:p text:style-name="Text_20_body">Puding</text:p>
        </text:list-item>
      </text:list>
      <text:h text:style-name="Heading_20_1" text:outline-level="1"><text:bookmark text:name="studen%C3%A1-sn%C3%ADdan%C4%9Bve%C4%8De%C5%99e"/>Studená snídaně/večeře</text:h>
      <text:list xml:id="list2783220671" text:style-name="L20">
        <text:list-item>
          <text:p text:style-name="P1">anglická slanina</text:p>
        </text:list-item>
        <text:list-item>
          <text:p text:style-name="P1">obložené chleby</text:p>
        </text:list-item>
        <text:list-item>
          <text:p text:style-name="P1">Tlačenka</text:p>
        </text:list-item>
      </text:list>
      <text:h text:style-name="Heading_20_1" text:outline-level="1"><text:bookmark text:name="pe%C4%8Divo"/>Pečivo</text:h>
      <text:list xml:id="list1092151084" text:style-name="L21">
        <text:list-item>
          <text:p text:style-name="P2">Housky</text:p>
        </text:list-item>
        <text:list-item>
          <text:p text:style-name="P2">Mazanec</text:p>
        </text:list-item>
      </text:list>
      <text:h text:style-name="Heading_20_1" text:outline-level="1"><text:bookmark text:name="maso"/>Maso</text:h>
      <text:list xml:id="list685910705" text:style-name="L22">
        <text:list-item>
          <text:p text:style-name="P3">řízky kuřecí/vepřové</text:p>
        </text:list-item>
        <text:list-item>
          <text:p text:style-name="P3">Uzené maso</text:p>
        </text:list-item>
        <text:list-item>
          <text:p text:style-name="P3">Kuře</text:p>
        </text:list-item>
        <text:list-item>
          <text:p text:style-name="P3">Kuřecí čtvrtky na zelenině</text:p>
        </text:list-item>
        <text:list-item>
          <text:p text:style-name="P3">Kuře na smetaně</text:p>
        </text:list-item>
        <text:list-item>
          <text:p text:style-name="P3">Rychlá kuřecí stehna</text:p>
        </text:list-item>
        <text:list-item>
          <text:p text:style-name="P3">Kuřecí prsa se sladkým kuskusem</text:p>
        </text:list-item>
        <text:list-item>
          <text:p text:style-name="P3">Kureci rizky v jogurtu</text:p>
        </text:list-item>
        <text:list-item>
          <text:p text:style-name="P3">Kyta plnena syrem a vejci</text:p>
        </text:list-item>
        <text:list-item>
          <text:p text:style-name="P3">Sekaná</text:p>
        </text:list-item>
        <text:list-item>
          <text:p text:style-name="P3">Sekana se slaninou</text:p>
        </text:list-item>
        <text:list-item>
          <text:p text:style-name="P3">Gulas</text:p>
        </text:list-item>
        <text:list-item>
          <text:p text:style-name="P3">Krkovice s vídeňskou cibulkou</text:p>
        </text:list-item>
        <text:list-item>
          <text:p text:style-name="P3">Pstruh</text:p>
        </text:list-item>
        <text:list-item>
          <text:p text:style-name="P3">Mleté maso s cuketou</text:p>
        </text:list-item>
        <text:list-item>
          <text:p text:style-name="P3">Kapr - filety</text:p>
        </text:list-item>
      </text:list>
      <text:h text:style-name="Heading_20_1" text:outline-level="1"><text:bookmark text:name="m%C3%A9n%C4%9B-nebo-%C5%BE%C3%A1dn%C3%A9-maso"/>Méně nebo žádné maso</text:h>
      <text:list xml:id="list4006303160" text:style-name="L23">
        <text:list-item>
          <text:p text:style-name="P4">Rizoto pečené</text:p>
        </text:list-item>
        <text:list-item>
          <text:p text:style-name="P4">brokolice</text:p>
        </text:list-item>
        <text:list-item>
          <text:p text:style-name="P4">Cuketa pečená</text:p>
        </text:list-item>
        <text:list-item>
          <text:p text:style-name="P4">patizon</text:p>
        </text:list-item>
        <text:list-item>
          <text:p text:style-name="P4">Pizza</text:p>
        </text:list-item>
        <text:list-item>
          <text:p text:style-name="P4">Jatra kureci na kecupu</text:p>
        </text:list-item>
        <text:list-item>
          <text:p text:style-name="P4">Ragu</text:p>
        </text:list-item>
        <text:list-item>
          <text:p text:style-name="P4">Cuketa</text:p>
        </text:list-item>
        <text:list-item>
          <text:p text:style-name="P4">Pečený mrkvový koláč</text:p>
        </text:list-item>
        <text:list-item>
          <text:p text:style-name="P4">Karbanatky z brambor a kvetaku</text:p>
        </text:list-item>
        <text:list-item>
          <text:p text:style-name="P4">Fazole (100 g/osobu)</text:p>
        </text:list-item>
        <text:list-item>
          <text:p text:style-name="P4">Kukuřičné placičky</text:p>
        </text:list-item>
        <text:list-item>
          <text:p text:style-name="P4">Celerove rizky</text:p>
        </text:list-item>
        <text:list-item>
          <text:p text:style-name="P4">Řepa červená s mozarellou</text:p>
        </text:list-item>
        <text:list-item>
          <text:p text:style-name="P4">Cuketové karbanátky</text:p>
        </text:list-item>
        <text:list-item>
          <text:p text:style-name="P4">Zapékaná pohanka</text:p>
        </text:list-item>
        <text:list-item>
          <text:p text:style-name="P4">Flíčky<text:change-start text:change-id="ct2106789882064"/></text:p>
        </text:list-item>
        <text:list-item>
          <text:p text:style-name="P20">Salát z růžičkové kapusty<text:change-end text:change-id="ct2106789882064"/></text:p>
        </text:list-item>
      </text:list>
      <text:h text:style-name="Heading_20_1" text:outline-level="1"><text:bookmark text:name="sal%C3%A1ty"/>Saláty</text:h>
      <text:list xml:id="list3416065717" text:style-name="L24">
        <text:list-item>
          <text:p text:style-name="P5">Zeleninový salát</text:p>
        </text:list-item>
        <text:list-item>
          <text:p text:style-name="P5">Salát s kuřecím masem</text:p>
        </text:list-item>
        <text:list-item>
          <text:p text:style-name="P5">Salát s těstovinami a kuřecím masem</text:p>
        </text:list-item>
        <text:list-item>
          <text:p text:style-name="P5">špagety</text:p>
        </text:list-item>
        <text:list-item>
          <text:p text:style-name="P5">Avokádový salát s vejci</text:p>
        </text:list-item>
        <text:list-item>
          <text:p text:style-name="P5">Celerový salát s ananasem</text:p>
        </text:list-item>
      </text:list>
      <text:h text:style-name="Heading_20_1" text:outline-level="1"><text:bookmark text:name="k-sal%C3%A1tu"/>K salátu</text:h>
      <text:list xml:id="list3294171808" text:style-name="L25">
        <text:list-item>
          <text:p text:style-name="P6">Tvarohový dip</text:p>
        </text:list-item>
        <text:list-item>
          <text:p text:style-name="P6">Dresing na salát</text:p>
        </text:list-item>
      </text:list>
      <text:h text:style-name="Heading_20_1" text:outline-level="1"><text:bookmark text:name="kv%C4%9Bt%C3%A1k"/>Květák</text:h>
      <text:list xml:id="list1230535181" text:style-name="L26">
        <text:list-item>
          <text:p text:style-name="P7">Květák</text:p>
        </text:list-item>
        <text:list-item>
          <text:p text:style-name="P7">Květák zapékaný</text:p>
        </text:list-item>
        <text:list-item>
          <text:p text:style-name="P7">Květák v trojobalu</text:p>
        </text:list-item>
        <text:list-item>
          <text:p text:style-name="P7">Květák fritovaný v těstíčku</text:p>
        </text:list-item>
        <text:list-item>
          <text:p text:style-name="P7">Gratinovaný květák</text:p>
        </text:list-item>
      </text:list>
      <text:h text:style-name="Heading_20_1" text:outline-level="1"><text:bookmark text:name="%C4%8Do%C4%8Dka-fazole-hr%C3%A1%C5%A1ek-%C4%8Derstv%C3%BD-hr%C3%A1ch-su%C5%A1en%C3%BD"/>Čočka, fazole, hrášek (čerstvý), hrách (sušený)</text:h>
      <text:list xml:id="list223674292" text:style-name="L27">
        <text:list-item>
          <text:p text:style-name="P8">Čočka</text:p>
        </text:list-item>
        <text:list-item>
          <text:p text:style-name="P8">Čočkový salát se smetanou</text:p>
        </text:list-item>
        <text:list-item>
          <text:p text:style-name="P8">Čočka černá se zeleninou</text:p>
        </text:list-item>
        <text:list-item>
          <text:p text:style-name="P8">Pomazánka z vařeného hrášku/čočky</text:p>
        </text:list-item>
      </text:list>
      <text:h text:style-name="Heading_20_1" text:outline-level="1"><text:bookmark text:name="%C5%A1pen%C3%A1t"/>Špenát</text:h>
      <text:list xml:id="list3016349524" text:style-name="L28">
        <text:list-item>
          <text:p text:style-name="P9">Špenát</text:p>
        </text:list-item>
        <text:list-item>
          <text:p text:style-name="P9">Špenátová náplň do palačinek</text:p>
        </text:list-item>
      </text:list>
      <text:h text:style-name="Heading_20_1" text:outline-level="1"><text:bookmark text:name="sladk%C3%A9"/>Sladké</text:h>
      <text:list xml:id="list2410978677" text:style-name="L29">
        <text:list-item>
          <text:p text:style-name="P10">palačinky</text:p>
        </text:list-item>
        <text:list-item>
          <text:p text:style-name="P10"><text:span text:style-name="T2">š</text:span>líšky z bramborového těsta v prasku</text:p>
        </text:list-item>
        <text:list-item>
          <text:p text:style-name="P10">Slisky</text:p>
        </text:list-item>
        <text:list-item>
          <text:p text:style-name="P10">Ovocné knedlíky</text:p>
        </text:list-item>
        <text:list-item>
          <text:p text:style-name="P10">bramborové placky (z <text:span text:style-name="T1">prášku</text:span>)</text:p>
        </text:list-item>
      </text:list>
      <text:list xml:id="list3306440681" text:style-name="L30">
        <text:list-item>
          <text:p text:style-name="P11">Bramborové placky</text:p>
        </text:list-item>
        <text:list-item>
          <text:p text:style-name="P11">Krupičná kaše</text:p>
        </text:list-item>
        <text:list-item>
          <text:p text:style-name="P11">Mléčná rýže</text:p>
        </text:list-item>
        <text:list-item>
          <text:p text:style-name="P11">Varianta tvarohová</text:p>
        </text:list-item>
        <text:list-item>
          <text:p text:style-name="P11">Varianta zapečení</text:p>
        </text:list-item>
        <text:list-item>
          <text:p text:style-name="P11">Sejkory s medem</text:p>
        </text:list-item>
        <text:list-item>
          <text:p text:style-name="P11">Buchticky se sodo</text:p>
        </text:list-item>
        <text:list-item>
          <text:p text:style-name="P11">Těstoviny s tvarohem a kompotem</text:p>
        </text:list-item>
        <text:list-item>
          <text:p text:style-name="P11">Lívance</text:p>
        </text:list-item>
        <text:list-item>
          <text:p text:style-name="P11">Pohankové lívance</text:p>
        </text:list-item>
      </text:list>
      <text:h text:style-name="Heading_20_1" text:outline-level="1"><text:bookmark text:name="om%C3%A1%C4%8Dky-a-spol"/>Omáčky a spol.</text:h>
      <text:list xml:id="list2658671203" text:style-name="L37">
        <text:list-item>
          <text:p text:style-name="P18">Mrkvová omáčka</text:p>
        </text:list-item>
        <text:list-item>
          <text:p text:style-name="P18">Rajská</text:p>
        </text:list-item>
        <text:list-item>
          <text:p text:style-name="P18">Kanadska omacka na kure</text:p>
        </text:list-item>
        <text:list-item>
          <text:p text:style-name="P18">Grilovana zelenina</text:p>
        </text:list-item>
        <text:list-item>
          <text:p text:style-name="P18">Bešamelová omáčka</text:p>
        </text:list-item>
        <text:list-item>
          <text:p text:style-name="P18">Zelí</text:p>
        </text:list-item>
        <text:list-item>
          <text:p text:style-name="P18">Sýrová omáčka s kuřetem a špenátem (na těstoviny)</text:p>
        </text:list-item>
        <text:list-item>
          <text:p text:style-name="P18">Ragú alla Bolognese</text:p>
        </text:list-item>
        <text:list-item>
          <text:p text:style-name="P18">Pesto</text:p>
        </text:list-item>
        <text:list-item>
          <text:p text:style-name="P18">Hříbky</text:p>
        </text:list-item>
      </text:list>
      <text:h text:style-name="Heading_20_1" text:outline-level="1"><text:bookmark text:name="p%C5%99%C3%ADlohy"/>Přílohy</text:h>
      <text:list xml:id="list2550551912" text:style-name="L36">
        <text:list-item>
          <text:p text:style-name="P17">Rýže (100 g/os.)</text:p>
        </text:list-item>
        <text:list-item>
          <text:p text:style-name="P17">Knedlík</text:p>
        </text:list-item>
        <text:list-item>
          <text:p text:style-name="P19">Kuskus</text:p>
        </text:list-item>
        <text:list-item>
          <text:p text:style-name="P17">Sladký kuskus</text:p>
        </text:list-item>
        <text:list-item>
          <text:p text:style-name="P17">Smetanove brambory</text:p>
        </text:list-item>
        <text:list-item>
          <text:p text:style-name="P17">Pohanka (75 g/os.)</text:p>
        </text:list-item>
        <text:list-item>
          <text:p text:style-name="P17">Zelný salát proti chřipce</text:p>
        </text:list-item>
      </text:list>
      <text:h text:style-name="Heading_20_1" text:outline-level="1"><text:bookmark text:name="pomaz%C3%A1nky"/>Pomazánky</text:h>
      <text:list xml:id="list794936415" text:style-name="L35">
        <text:list-item>
          <text:p text:style-name="P16">Česneková s nivou</text:p>
        </text:list-item>
        <text:list-item>
          <text:p text:style-name="P16">Česneková se sýrem</text:p>
        </text:list-item>
        <text:list-item>
          <text:p text:style-name="P16">Hermelínová</text:p>
        </text:list-item>
        <text:list-item>
          <text:p text:style-name="P16">Z medvědího česneku</text:p>
        </text:list-item>
        <text:list-item>
          <text:p text:style-name="P16">Mrkvová pomazánka</text:p>
        </text:list-item>
        <text:list-item>
          <text:p text:style-name="P16">Řepa a celer</text:p>
        </text:list-item>
        <text:list-item>
          <text:p text:style-name="P16">Sardinková</text:p>
        </text:list-item>
        <text:list-item>
          <text:p text:style-name="P16">Tavený sýr</text:p>
        </text:list-item>
        <text:list-item>
          <text:p text:style-name="P16">Tvarohová</text:p>
        </text:list-item>
        <text:list-item>
          <text:p text:style-name="P16">Tvarohová s nivou</text:p>
        </text:list-item>
        <text:list-item>
          <text:p text:style-name="P16">Vajíčková hladká</text:p>
        </text:list-item>
        <text:list-item>
          <text:p text:style-name="P16">Vajíčková s majonézou</text:p>
        </text:list-item>
        <text:list-item>
          <text:p text:style-name="P16">Mozarella s česnekem</text:p>
        </text:list-item>
        <text:list-item>
          <text:p text:style-name="P16">Zeleninová</text:p>
        </text:list-item>
        <text:list-item>
          <text:p text:style-name="P16"><text:soft-page-break/>Křenová</text:p>
        </text:list-item>
        <text:list-item>
          <text:p text:style-name="P16">Avokádová</text:p>
        </text:list-item>
        <text:list-item>
          <text:p text:style-name="P16">Petrželová</text:p>
        </text:list-item>
        <text:list-item>
          <text:p text:style-name="P16">Tuňáková pomazánka</text:p>
        </text:list-item>
        <text:list-item>
          <text:p text:style-name="P16">Hrášková/čočková</text:p>
        </text:list-item>
      </text:list>
      <text:h text:style-name="Heading_20_1" text:outline-level="1"><text:bookmark text:name="pol%C3%A9vky"/>Polévky</text:h>
      <text:list xml:id="list611924157" text:style-name="L31">
        <text:list-item>
          <text:p text:style-name="P12">kmínová</text:p>
        </text:list-item>
        <text:list-item>
          <text:p text:style-name="P12">uzená</text:p>
        </text:list-item>
        <text:list-item>
          <text:p text:style-name="P12">Kedlubnová</text:p>
        </text:list-item>
        <text:list-item>
          <text:p text:style-name="P12">bramborová,</text:p>
        </text:list-item>
        <text:list-item>
          <text:p text:style-name="P12">Cibulová</text:p>
        </text:list-item>
        <text:list-item>
          <text:p text:style-name="P12">Pórková</text:p>
        </text:list-item>
        <text:list-item>
          <text:p text:style-name="P12">Rajska</text:p>
        </text:list-item>
        <text:list-item>
          <text:p text:style-name="P12">Zeleninova</text:p>
        </text:list-item>
        <text:list-item>
          <text:p text:style-name="P12">Chlebová</text:p>
        </text:list-item>
        <text:list-item>
          <text:p text:style-name="P12">Fazolová</text:p>
        </text:list-item>
        <text:list-item>
          <text:p text:style-name="P12">Čočková</text:p>
        </text:list-item>
        <text:list-item>
          <text:p text:style-name="P12">Kvasnicova</text:p>
        </text:list-item>
        <text:list-item>
          <text:p text:style-name="P12">Krupicová</text:p>
        </text:list-item>
        <text:list-item>
          <text:p text:style-name="P12">Syrova</text:p>
        </text:list-item>
      </text:list>
      <text:h text:style-name="Heading_20_1" text:outline-level="1"><text:bookmark text:name="slan%C3%A9-chu%C5%A5ovky"/>Slané chuťovky</text:h>
      <text:list xml:id="list1747223992" text:style-name="L32">
        <text:list-item>
          <text:p text:style-name="P13">Kolečka z lístkového těsta</text:p>
        </text:list-item>
      </text:list>
      <text:h text:style-name="Heading_20_1" text:outline-level="1"><text:bookmark text:name="cukrov%C3%AD-v%C3%A1noce"/>Cukroví, Vánoce</text:h>
      <text:list xml:id="list2298842088" text:style-name="L33">
        <text:list-item>
          <text:p text:style-name="P14">Vánoční kapr (už vykuchaný)</text:p>
        </text:list-item>
        <text:list-item>
          <text:p text:style-name="P14">Vánoční polévka</text:p>
        </text:list-item>
        <text:list-item>
          <text:p text:style-name="P14">Bramborový salát (4 porce)</text:p>
        </text:list-item>
        <text:list-item>
          <text:p text:style-name="P14">Vánočka - dva kusy</text:p>
        </text:list-item>
        <text:list-item>
          <text:p text:style-name="P14">Linecké (4 plechy)</text:p>
        </text:list-item>
        <text:list-item>
          <text:p text:style-name="P14">Perníčky máma</text:p>
        </text:list-item>
        <text:list-item>
          <text:p text:style-name="P14">Perníčky babička (měkčí)(4 plechy)</text:p>
        </text:list-item>
        <text:list-item>
          <text:p text:style-name="P14">Citronová poleva na perníčky</text:p>
        </text:list-item>
        <text:list-item>
          <text:p text:style-name="P14">Čokoládová poleva na perníčky</text:p>
        </text:list-item>
        <text:list-item>
          <text:p text:style-name="P14">Magma</text:p>
        </text:list-item>
        <text:list-item>
          <text:p text:style-name="P14">Suchárky s ořechy (z letáku)</text:p>
        </text:list-item>
        <text:list-item>
          <text:p text:style-name="P14">Marokánky</text:p>
        </text:list-item>
        <text:list-item>
          <text:p text:style-name="P14">Medvědí tlapky</text:p>
        </text:list-item>
        <text:list-item>
          <text:p text:style-name="P14">Bílkové pusinky (Kočí, 1 plech)</text:p>
        </text:list-item>
        <text:list-item>
          <text:p text:style-name="P14">Kokosové pusinky</text:p>
        </text:list-item>
      </text:list>
      <text:h text:style-name="Heading_20_1" text:outline-level="1"><text:bookmark text:name="buchty"/>Buchty</text:h>
      <text:list xml:id="list2816237816" text:style-name="L34">
        <text:list-item>
          <text:p text:style-name="P15">Piskot s broskvemi</text:p>
        </text:list-item>
        <text:list-item>
          <text:p text:style-name="P15">Jablkova dva platy</text:p>
        </text:list-item>
        <text:list-item>
          <text:p text:style-name="P15">Lita s jablky</text:p>
        </text:list-item>
        <text:list-item>
          <text:p text:style-name="P15">Jablková</text:p>
        </text:list-item>
        <text:list-item>
          <text:p text:style-name="P15">Jablecne pernikove rezy</text:p>
        </text:list-item>
        <text:list-item>
          <text:p text:style-name="P15">Pernik</text:p>
        </text:list-item>
        <text:list-item>
          <text:p text:style-name="P15">Nepeceny ovocny dort</text:p>
        </text:list-item>
        <text:list-item>
          <text:p text:style-name="P15">Muffiny</text:p>
        </text:list-item>
        <text:list-item>
          <text:p text:style-name="P15">Ovocný koláč Forejtková</text:p>
        </text:list-item>
        <text:list-item>
          <text:p text:style-name="P15">Drobenka</text:p>
        </text:list-item>
        <text:list-item>
          <text:p text:style-name="P15">Martinské rohlíčky</text:p>
        </text:list-item>
        <text:list-item>
          <text:p text:style-name="P15">Mikulášské pečivo</text:p>
        </text:list-item>
        <text:list-item>
          <text:p text:style-name="P15">Velikonoční třený beránek</text:p>
        </text:list-item>
        <text:list-item>
          <text:p text:style-name="P15">Lita buchta</text:p>
        </text:list-item>
        <text:list-item>
          <text:p text:style-name="P15">Čtverce lístkového těsta s ovocem</text:p>
        </text:list-item>
        <text:list-item>
          <text:p text:style-name="P15">Nanuky do mrazáku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pple-system" svg:font-family="apple-system, BlinkMacSystemFont, 'Segoe WPC', 'Segoe UI', system-ui, Ubuntu, 'Droid Sans', sans-serif"/>
    <style:font-face style:name="Lucida Sans1" svg:font-family="'Lucida Sans'" style:font-family-generic="swiss"/>
    <style:font-face style:name="Cambria" svg:font-family="Cambria" style:font-adornments="Běžné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ěžné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style:contextual-spacing="false" fo:line-height="100%"/>
      <style:text-properties style:font-name="Cambria" fo:font-family="Cambria" style:font-style-name="Běžné" style:font-family-generic="roman" style:font-pitch="variable" fo:font-size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 fo:padding="0.049cm" fo:border-left="none" fo:border-right="none" fo:border-top="0.06pt solid #000000" fo:border-bottom="non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List_20_Indent" style:display-name="List Indent" style:family="paragraph" style:parent-style-name="Text_20_body" style:class="text">
      <style:paragraph-properties fo:margin-left="0.7cm" fo:margin-right="0cm" fo:margin-top="0cm" fo:margin-bottom="0cm" style:contextual-spacing="false" fo:text-indent="-0.7cm" style:auto-text-indent="false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cm" fo:margin-right="1cm" style:writing-mode="lr-tb" style:footnote-max-height="0cm">
        <style:columns fo:column-count="3" fo:column-gap="0.497cm">
          <style:column style:rel-width="3543*" fo:start-indent="0cm" fo:end-indent="0.249cm"/>
          <style:column style:rel-width="3685*" fo:start-indent="0.249cm" fo:end-indent="0.249cm"/>
          <style:column style:rel-width="3544*" fo:start-indent="0.24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9T16:17:56.010000000</meta:creation-date>
    <dc:date>2022-10-29T18:55:57.362000000</dc:date>
    <meta:editing-duration>PT2H27M49S</meta:editing-duration>
    <meta:editing-cycles>4</meta:editing-cycles>
    <meta:generator>LibreOffice/7.1.5.2$Windows_X86_64 LibreOffice_project/85f04e9f809797b8199d13c421bd8a2b025d52b5</meta:generator>
    <meta:print-date>2022-10-29T16:52:33.124000000</meta:print-date>
    <meta:document-statistic meta:table-count="0" meta:image-count="0" meta:object-count="0" meta:page-count="2" meta:paragraph-count="178" meta:word-count="571" meta:character-count="2891" meta:non-whitespace-character-count="2658"/>
  </office:meta>
</office:document-meta>
</file>